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7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P11" style:family="paragraph" style:parent-style-name="Standard">
      <style:text-properties fo:font-weight="bold" officeooo:rsid="001a7105" officeooo:paragraph-rsid="002307fc" style:font-weight-asian="bold" style:font-weight-complex="bold"/>
    </style:style>
    <style:style style:name="P12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13" style:family="paragraph" style:parent-style-name="Standard">
      <style:text-properties fo:font-weight="normal" officeooo:rsid="001a7105" officeooo:paragraph-rsid="002307fc" style:font-weight-asian="normal" style:font-weight-complex="normal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569cd6" loext:opacity="100%"/>
    </style:style>
    <style:style style:name="T9" style:family="text">
      <style:text-properties officeooo:rsid="0021836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307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<text:span text:style-name="T9">9</text:span></text:p>
      <text:p text:style-name="P4"/>
      <text:p text:style-name="P11">Тема: <text:span text:style-name="T10">закрепить усвоенные знания, понятия, алгоритмы, основные принципы составления</text:span></text:p>
      <text:p text:style-name="P13">программ, приобрести навыки составление программ <text:span text:style-name="T11">со словарями</text:span> в IDE</text:p>
      <text:p text:style-name="P13">PyCharm Community.</text:p>
      <text:p text:style-name="P4"/>
      <text:p text:style-name="P3">Постановка задачи.</text:p>
      <text:p text:style-name="P3"/>
      <text:p text:style-name="P7">Дан словарь с четным количеством элементов. Найти суммы значений</text:p>
      <text:p text:style-name="P7">элементов первой и второй половин с использованием функции. Результаты вывести на экран.</text:p>
      <text:p text:style-name="P7"/>
      <text:p text:style-name="P3"/>
      <text:p text:style-name="P3"/>
      <text:p text:style-name="P3">Текст программы:</text:p>
      <text:p text:style-name="P3"/>
      <text:p text:style-name="P6"><text:span text:style-name="T1">numbers</text:span> <text:span text:style-name="T2">=</text:span> {}</text:p>
      <text:p text:style-name="P5"><text:span text:style-name="T1">summ_one</text:span> <text:span text:style-name="T2">=</text:span> <text:span text:style-name="T7">0</text:span></text:p>
      <text:p text:style-name="P5"><text:span text:style-name="T1">summ_two</text:span> <text:span text:style-name="T2">=</text:span> <text:span text:style-name="T7">0</text:span></text:p>
      <text:p text:style-name="P10"/>
      <text:p text:style-name="P5"><text:span text:style-name="T8">def</text:span> <text:span text:style-name="T4">create_dict</text:span>(<text:span text:style-name="T1">i</text:span>):</text:p>
      <text:p text:style-name="P5"><text:span text:style-name="T6">try</text:span>:</text:p>
      <text:p text:style-name="P5"><text:span text:style-name="T1">numbers</text:span>[<text:span text:style-name="T1">i</text:span>]<text:span text:style-name="T2">=</text:span><text:span text:style-name="T3">int</text:span>(<text:span text:style-name="T4">input</text:span>(<text:span text:style-name="T5">'Введите число: '</text:span>))</text:p>
      <text:p text:style-name="P5"><text:span text:style-name="T6">except</text:span>:</text:p>
      <text:p text:style-name="P5"><text:span text:style-name="T4">print</text:span>(<text:span text:style-name="T5">'Значение должно быть целым чилом!'</text:span>)</text:p>
      <text:p text:style-name="P5"><text:span text:style-name="T4">create_dict</text:span>(<text:span text:style-name="T1">i</text:span>)</text:p>
      <text:p text:style-name="P10"/>
      <text:p text:style-name="P8"># numbers = {i:int(input('Введите число')) for i in range(int(input('Введите чётное число')))}</text:p>
      <text:p text:style-name="P5"><text:span text:style-name="T6">try</text:span>:</text:p>
      <text:p text:style-name="P5"><text:span text:style-name="T1">n</text:span> <text:span text:style-name="T2">=</text:span> <text:span text:style-name="T3">int</text:span>(<text:span text:style-name="T4">input</text:span>(<text:span text:style-name="T5">'Введите количество значений (чётное количество): '</text:span>))</text:p>
      <text:p text:style-name="P5"/>
      <text:p text:style-name="P5"><text:span text:style-name="T6">if</text:span> <text:span text:style-name="T1">n</text:span><text:span text:style-name="T2">%</text:span><text:span text:style-name="T7">2</text:span> <text:span text:style-name="T2">==</text:span> <text:span text:style-name="T7">0</text:span>:</text:p>
      <text:p text:style-name="P5"><text:span text:style-name="T6">for</text:span> <text:span text:style-name="T1">i</text:span> <text:span text:style-name="T6">in</text:span> <text:span text:style-name="T3">range</text:span>(<text:span text:style-name="T1">n</text:span>):</text:p>
      <text:p text:style-name="P5"><text:span text:style-name="T4">create_dict</text:span>(<text:span text:style-name="T1">i</text:span>)</text:p>
      <text:p text:style-name="P5"><text:span text:style-name="T6">else</text:span>:</text:p>
      <text:p text:style-name="P5"><text:span text:style-name="T4">print</text:span>(<text:span text:style-name="T5">'Введено нечётное число'</text:span>)</text:p>
      <text:p text:style-name="P5"><text:span text:style-name="T6">for</text:span> <text:span text:style-name="T1">i</text:span> <text:span text:style-name="T6">in</text:span> <text:span text:style-name="T1">numbers</text:span>:</text:p>
      <text:p text:style-name="P5"><text:span text:style-name="T6">if</text:span> <text:span text:style-name="T1">i</text:span> <text:span text:style-name="T2">&lt;</text:span> <text:span text:style-name="T4">len</text:span>(<text:span text:style-name="T1">numbers</text:span>)<text:span text:style-name="T2">//</text:span><text:span text:style-name="T7">2</text:span>:</text:p>
      <text:p text:style-name="P5"><text:span text:style-name="T1">summ_one</text:span><text:span text:style-name="T2">+=</text:span><text:span text:style-name="T1">numbers</text:span>[<text:span text:style-name="T1">i</text:span>]</text:p>
      <text:p text:style-name="P5"><text:span text:style-name="T6">else</text:span>:</text:p>
      <text:p text:style-name="P5"><text:span text:style-name="T1">summ_two</text:span><text:span text:style-name="T2">+=</text:span><text:span text:style-name="T1">numbers</text:span>[<text:span text:style-name="T1">i</text:span>]</text:p>
      <text:p text:style-name="P5"><text:span text:style-name="T4">print</text:span>(<text:span text:style-name="T8">f</text:span><text:span text:style-name="T5">'Сумма первой половины значений равна </text:span><text:span text:style-name="T8">{</text:span><text:span text:style-name="T1">summ_one</text:span><text:span text:style-name="T8">}</text:span><text:span text:style-name="T5">'</text:span>)</text:p>
      <text:p text:style-name="P5"><text:span text:style-name="T4">print</text:span>(<text:span text:style-name="T8">f</text:span><text:span text:style-name="T5">'Сумма второй половины значений равна </text:span><text:span text:style-name="T8">{</text:span><text:span text:style-name="T1">summ_two</text:span><text:span text:style-name="T8">}</text:span><text:span text:style-name="T5">'</text:span>)</text:p>
      <text:p text:style-name="P5"><text:span text:style-name="T6">except</text:span>:</text:p>
      <text:p text:style-name="P9">pass</text:p>
      <text:p text:style-name="P6"/>
      <text:p text:style-name="P3"><text:soft-page-break/></text:p>
      <text:p text:style-name="P3"/>
      <text:p text:style-name="P3"/>
      <text:p text:style-name="P3"/>
      <text:p text:style-name="P3">Протокол работы программы:</text:p>
      <text:p text:style-name="P3"/>
      <text:p text:style-name="P4">Введите количество значений (чётное количество): 4</text:p>
      <text:p text:style-name="P4">Введите число: 2</text:p>
      <text:p text:style-name="P4">Введите число: 2</text:p>
      <text:p text:style-name="P4">Введите число: 5</text:p>
      <text:p text:style-name="P4">Введите число: 5</text:p>
      <text:p text:style-name="P4">Сумма первой половины значений равна 4</text:p>
      <text:p text:style-name="P4">Сумма второй половины значений равна 10</text:p>
      <text:p text:style-name="P3"/>
      <text:p text:style-name="P11">Вывод: <text:span text:style-name="T10">в процессе выполнения практического занятия выработал(а) навыки составления</text:span></text:p>
      <text:p text:style-name="P13">программ в IDE PyCharm Community.</text:p>
      <text:p text:style-name="P13">Выполнены разработка кода, отладка, тестирование, оптимизация программного кода.</text:p>
      <text:p text:style-name="P13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4-01-23T13:52:43.628138508</dc:date>
    <meta:editing-duration>PT18M3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194" meta:character-count="1486" meta:non-whitespace-character-count="1339"/>
  </office:meta>
</office:document-meta>
</file>